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465e9" officeooo:paragraph-rsid="00146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06:12.624238591</meta:creation-date>
    <dc:date>2019-08-23T12:06:30.59076246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0.7.3$Linux_X86_64 LibreOffice_project/00m0$Build-3</meta:generator>
  </office:meta>
</office:document-meta>
</file>